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7bc4" officeooo:paragraph-rsid="00057bc4"/>
    </style:style>
    <style:style style:name="P2" style:family="paragraph" style:parent-style-name="Standard">
      <style:text-properties officeooo:rsid="0006bbf5" officeooo:paragraph-rsid="0006bbf5"/>
    </style:style>
    <style:style style:name="P3" style:family="paragraph" style:parent-style-name="Standard">
      <style:text-properties officeooo:rsid="0006c04c" officeooo:paragraph-rsid="0006c04c"/>
    </style:style>
    <style:style style:name="P4" style:family="paragraph" style:parent-style-name="Standard">
      <style:text-properties officeooo:rsid="0009c7f1" officeooo:paragraph-rsid="0009c7f1"/>
    </style:style>
    <style:style style:name="P5" style:family="paragraph" style:parent-style-name="Standard">
      <style:text-properties officeooo:rsid="000a19f0" officeooo:paragraph-rsid="000a19f0"/>
    </style:style>
    <style:style style:name="P6" style:family="paragraph" style:parent-style-name="Standard">
      <style:text-properties officeooo:rsid="000c477f" officeooo:paragraph-rsid="000c477f"/>
    </style:style>
    <style:style style:name="P7" style:family="paragraph" style:parent-style-name="Standard">
      <style:text-properties officeooo:rsid="000c4db3" officeooo:paragraph-rsid="000c4db3"/>
    </style:style>
    <style:style style:name="P8" style:family="paragraph" style:parent-style-name="Standard">
      <style:text-properties officeooo:rsid="000c4db3" officeooo:paragraph-rsid="000f50ce"/>
    </style:style>
    <style:style style:name="P9" style:family="paragraph" style:parent-style-name="Standard">
      <style:text-properties officeooo:rsid="0010f12c" officeooo:paragraph-rsid="0010f12c"/>
    </style:style>
    <style:style style:name="P10" style:family="paragraph" style:parent-style-name="Standard">
      <style:text-properties officeooo:rsid="0013076b" officeooo:paragraph-rsid="0013076b"/>
    </style:style>
    <style:style style:name="P11" style:family="paragraph" style:parent-style-name="Standard">
      <style:text-properties officeooo:rsid="00165aa2" officeooo:paragraph-rsid="00165aa2"/>
    </style:style>
    <style:style style:name="P12" style:family="paragraph" style:parent-style-name="Standard">
      <style:text-properties officeooo:rsid="001a205d" officeooo:paragraph-rsid="001a205d"/>
    </style:style>
    <style:style style:name="P13" style:family="paragraph" style:parent-style-name="Standard">
      <style:text-properties officeooo:rsid="001ad077" officeooo:paragraph-rsid="001ad077"/>
    </style:style>
    <style:style style:name="P14" style:family="paragraph" style:parent-style-name="Standard">
      <style:paragraph-properties fo:margin-left="1.245cm" fo:margin-right="0cm" fo:text-indent="0cm" style:auto-text-indent="false"/>
      <style:text-properties officeooo:rsid="001ad077" officeooo:paragraph-rsid="001ad077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1ad077" officeooo:paragraph-rsid="001ad077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1c8338" officeooo:paragraph-rsid="001c8338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weight="normal" officeooo:rsid="001dabde" officeooo:paragraph-rsid="001dabde" style:font-weight-asian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weight="normal" officeooo:rsid="001face2" officeooo:paragraph-rsid="001face2" style:font-weight-asian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weight="normal" officeooo:rsid="00216a6a" officeooo:paragraph-rsid="00216a6a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weight="normal" officeooo:rsid="002440d6" officeooo:paragraph-rsid="002440d6" style:font-weight-asian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weight="normal" officeooo:rsid="002531cb" officeooo:paragraph-rsid="002531cb" style:font-weight-asian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weight="normal" officeooo:rsid="0025c229" officeooo:paragraph-rsid="0025c229" style:font-weight-asian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weight="normal" officeooo:rsid="0026cae8" officeooo:paragraph-rsid="0026cae8" style:font-weight-asian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weight="normal" officeooo:rsid="0028c8ae" officeooo:paragraph-rsid="0028c8ae" style:font-weight-asian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weight="normal" officeooo:rsid="0028e249" officeooo:paragraph-rsid="0028e249" style:font-weight-asian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weight="normal" officeooo:rsid="0028ef61" officeooo:paragraph-rsid="0028ef61" style:font-weight-asian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weight="normal" officeooo:rsid="0029a09b" officeooo:paragraph-rsid="0029a09b" style:font-weight-asian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weight="normal" officeooo:rsid="002bd071" officeooo:paragraph-rsid="002bd071" style:font-weight-asian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weight="normal" officeooo:rsid="002c396b" officeooo:paragraph-rsid="002c396b" style:font-weight-asian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weight="normal" officeooo:rsid="002d6023" officeooo:paragraph-rsid="002c396b" style:font-weight-asian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weight="normal" officeooo:rsid="002d6023" officeooo:paragraph-rsid="002d6023" style:font-weight-asian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weight="normal" officeooo:rsid="00308b60" officeooo:paragraph-rsid="00308b60" style:font-weight-asian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weight="normal" officeooo:rsid="00324a4f" officeooo:paragraph-rsid="00324a4f" style:font-weight-asian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weight="normal" officeooo:rsid="0034a39e" officeooo:paragraph-rsid="0034a39e" style:font-weight-asian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weight="normal" officeooo:rsid="0036d687" officeooo:paragraph-rsid="0036d687" style:font-weight-asian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weight="normal" officeooo:rsid="00384755" officeooo:paragraph-rsid="00384755" style:font-weight-asian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weight="normal" officeooo:rsid="003a3731" officeooo:paragraph-rsid="003a3731" style:font-weight-asian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weight="normal" officeooo:rsid="003b2c99" officeooo:paragraph-rsid="003b2c99" style:font-weight-asian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weight="normal" officeooo:rsid="003c545e" officeooo:paragraph-rsid="003c545e" style:font-weight-asian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weight="normal" officeooo:rsid="003d92e3" officeooo:paragraph-rsid="003d92e3" style:font-weight-asian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weight="normal" officeooo:rsid="003f73cc" officeooo:paragraph-rsid="003f73cc" style:font-weight-asian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weight="normal" officeooo:rsid="003f9e75" officeooo:paragraph-rsid="003f9e75" style:font-weight-asian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weight="normal" officeooo:rsid="003fcaa6" officeooo:paragraph-rsid="003fcaa6" style:font-weight-asian="normal" style:font-weight-complex="normal"/>
    </style:style>
    <style:style style:name="T1" style:family="text">
      <style:text-properties officeooo:rsid="0006c04c"/>
    </style:style>
    <style:style style:name="T2" style:family="text">
      <style:text-properties officeooo:rsid="0007cb51"/>
    </style:style>
    <style:style style:name="T3" style:family="text">
      <style:text-properties officeooo:rsid="000f0475"/>
    </style:style>
    <style:style style:name="T4" style:family="text">
      <style:text-properties officeooo:rsid="0010f12c"/>
    </style:style>
    <style:style style:name="T5" style:family="text">
      <style:text-properties officeooo:rsid="0011c2fb"/>
    </style:style>
    <style:style style:name="T6" style:family="text">
      <style:text-properties officeooo:rsid="00132960"/>
    </style:style>
    <style:style style:name="T7" style:family="text">
      <style:text-properties officeooo:rsid="00145e9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45e9d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49b34" style:font-style-asian="normal" style:font-style-complex="normal"/>
    </style:style>
    <style:style style:name="T12" style:family="text">
      <style:text-properties fo:font-style="normal" officeooo:rsid="0017fe76" style:font-style-asian="normal" style:font-style-complex="normal"/>
    </style:style>
    <style:style style:name="T13" style:family="text">
      <style:text-properties fo:font-style="normal" officeooo:rsid="0018a184" style:font-style-asian="normal" style:font-style-complex="normal"/>
    </style:style>
    <style:style style:name="T14" style:family="text">
      <style:text-properties fo:font-style="normal" officeooo:rsid="001ec481" style:font-style-asian="normal" style:font-style-complex="normal"/>
    </style:style>
    <style:style style:name="T15" style:family="text">
      <style:text-properties fo:font-style="normal" officeooo:rsid="0023134e" style:font-style-asian="normal" style:font-style-complex="normal"/>
    </style:style>
    <style:style style:name="T16" style:family="text">
      <style:text-properties fo:font-style="normal" officeooo:rsid="0028c8ae" style:font-style-asian="normal" style:font-style-complex="normal"/>
    </style:style>
    <style:style style:name="T17" style:family="text">
      <style:text-properties fo:font-style="normal" officeooo:rsid="0028ef61" style:font-style-asian="normal" style:font-style-complex="normal"/>
    </style:style>
    <style:style style:name="T18" style:family="text">
      <style:text-properties fo:font-style="normal" officeooo:rsid="002b1aa4" style:font-style-asian="normal" style:font-style-complex="normal"/>
    </style:style>
    <style:style style:name="T19" style:family="text">
      <style:text-properties fo:font-style="normal" officeooo:rsid="002ebad6" style:font-style-asian="normal" style:font-style-complex="normal"/>
    </style:style>
    <style:style style:name="T20" style:family="text">
      <style:text-properties fo:font-style="normal" officeooo:rsid="0032d9f8" style:font-style-asian="normal" style:font-style-complex="normal"/>
    </style:style>
    <style:style style:name="T21" style:family="text">
      <style:text-properties fo:font-style="normal" officeooo:rsid="0032ec51" style:font-style-asian="normal" style:font-style-complex="normal"/>
    </style:style>
    <style:style style:name="T22" style:family="text">
      <style:text-properties fo:font-style="normal" officeooo:rsid="00362a67" style:font-style-asian="normal" style:font-style-complex="normal"/>
    </style:style>
    <style:style style:name="T23" style:family="text">
      <style:text-properties fo:font-style="normal" officeooo:rsid="00363a37" style:font-style-asian="normal" style:font-style-complex="normal"/>
    </style:style>
    <style:style style:name="T24" style:family="text">
      <style:text-properties fo:font-style="normal" officeooo:rsid="00384755" style:font-style-asian="normal" style:font-style-complex="normal"/>
    </style:style>
    <style:style style:name="T25" style:family="text">
      <style:text-properties fo:font-style="normal" officeooo:rsid="00386d00" style:font-style-asian="normal" style:font-style-complex="normal"/>
    </style:style>
    <style:style style:name="T26" style:family="text">
      <style:text-properties fo:font-style="normal" officeooo:rsid="003b31aa" style:font-style-asian="normal" style:font-style-complex="normal"/>
    </style:style>
    <style:style style:name="T27" style:family="text">
      <style:text-properties fo:font-style="normal" officeooo:rsid="003fd770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officeooo:rsid="0028ef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France transformation urbaine ne s'accompagne pas de grands effort réfléxions théoriques. Il y a eu des traités / discours pratique pour travaux mais pas amélioration abstraite / grand but autre que faire un peu mieux.</text:p>
      <text:p text:style-name="P1"/>
      <text:p text:style-name="P1">///////////////</text:p>
      <text:p text:style-name="P1"/>
      <text:p text:style-name="P2">Vienne</text:p>
      <text:p text:style-name="P2"/>
      <text:p text:style-name="P2">noyau centrale entouré de puissantes fortifications qui le protège des nouveaux quartiers qui se sont construit en dehors des murs. <text:span text:style-name="T1">Zone vierge entre faubourg et enceinte pour tirs.</text:span></text:p>
      <text:p text:style-name="P2"/>
      <text:p text:style-name="P3">Franois Joseph Charles de Hasbourg-Lorraine empereur d'Autriche organise concours pour detriute murailles et remplir espace</text:p>
      <text:p text:style-name="P3"/>
      <text:p text:style-name="P3">Ludwig propose de cenituré la vielle ville d'un boulevard circulaire : the ring</text:p>
      <text:p text:style-name="P3"><text:tab/><text:span text:style-name="T2">jardins</text:span></text:p>
      <text:p text:style-name="P3"><text:tab/><text:span text:style-name="T2">bâtiment public (hotel de ville + parlement + université + musée + opéra...)</text:span></text:p>
      <text:p text:style-name="P3"><text:tab/><text:span text:style-name="T2">homogénéitée</text:span></text:p>
      <text:p text:style-name="P3"/>
      <text:p text:style-name="P4">parlement pour affaire etats sous les Hasbourg / construction neogrecque ?</text:p>
      <text:p text:style-name="P4">Hôtel de ville : style néogothique</text:p>
      <text:p text:style-name="P4"/>
      <text:p text:style-name="P4">///////////</text:p>
      <text:p text:style-name="P4"/>
      <text:p text:style-name="P5"><text:span text:style-name="T29">III.</text:span>Barcelone</text:p>
      <text:p text:style-name="P6">lors seconde mmoitié du XIX°s = mutation éco et sociale avec expansion industrielle (métalurgie / tissage avec coton venu d'égypte) + son port est l'un des plus grande méditérannéen</text:p>
      <text:p text:style-name="P6"><text:tab/>forte croissance démographique</text:p>
      <text:p text:style-name="P6"/>
      <text:p text:style-name="P7">murailles et citadelle à l'est contraignants pour expansion</text:p>
      <text:p text:style-name="P8"><text:tab/><text:span text:style-name="T3">pop se densifie dans centre ville et urbanisation mal maitrisée dans les faubourgs</text:span></text:p>
      <text:p text:style-name="P9">élites espagnol veulent assurer le statut de capitale régionale de la ville</text:p>
      <text:p text:style-name="P9"/>
      <text:p text:style-name="P9">1854 : mise en place de commission mixte d'étude sous égides du ministère e la guerre</text:p>
      <text:p text:style-name="P3"><text:tab/><text:span text:style-name="T4">ingénieur militaire+archi municipale+ingénieur ponts et chaussées (Ildefons Cerdà)</text:span></text:p>
      <text:p text:style-name="P9">Ildefons impose ses solutions <text:span text:style-name="T5">en 1859 (accepttion plans par décret)</text:span></text:p>
      <text:p text:style-name="P9"/>
      <text:p text:style-name="P10">Il propose de dév au delà des murailles qui sont abattues une extention de Barcelone, ce qui permet de préservé le coeur de ville ancien</text:p>
      <text:p text:style-name="P10"><text:tab/>grands axes urbains <text:span text:style-name="T6">(se croisent sur place Gloires Catalanes)</text:span></text:p>
      <text:p text:style-name="P10"><text:tab/><text:span text:style-name="T6">rues régulières qui délimtent des îlots</text:span></text:p>
      <text:p text:style-name="P10"><text:tab/><text:tab/><text:span text:style-name="T7">cellule carré 113m de côté : </text:span><text:span text:style-name="T9">Mansana</text:span></text:p>
      <text:p text:style-name="P10"><text:span text:style-name="T9"><text:tab/><text:tab/><text:tab/></text:span><text:span text:style-name="T11">habitation et production / priviligie espaces verts à archi diverses</text:span></text:p>
      <text:p text:style-name="P11"><text:span text:style-name="T11">q</text:span><text:span text:style-name="T10">uartier = 5x5 mansanas </text:span><text:span text:style-name="T13">(école+église)</text:span></text:p>
      <text:p text:style-name="P11"><text:span text:style-name="T10">district = 10x10 mansanas </text:span><text:span text:style-name="T13">(marché)</text:span></text:p>
      <text:p text:style-name="P11"><text:span text:style-name="T10">secteur = 20x20 mansanas </text:span><text:span text:style-name="T13">(bibliothèque+hospital+prison)</text:span></text:p>
      <text:p text:style-name="P11"><text:span text:style-name="T10"><text:tab/></text:span><text:span text:style-name="T12">niveaux d'équipement diff pour chaque</text:span></text:p>
      <text:p text:style-name="P11"><text:span text:style-name="T12"/></text:p>
      <text:p text:style-name="P12"><text:span text:style-name="T12">à </text:span><text:span text:style-name="T10">part grands axes il n'y a pas de hiérarchie des voies et des espaces</text:span></text:p>
      <text:p text:style-name="P13"><text:span text:style-name="T10">volonté politique =</text:span></text:p>
      <text:p text:style-name="P14"><text:span text:style-name="T10">homogenéitée rationalisée est censée diminuer effets spéculation privée (facilite accécibilité propriétée privée) et tensions sociales </text:span></text:p>
      <text:p text:style-name="P15"><text:soft-page-break/><text:span text:style-name="T10">projet de Cerdà régit dév Barcelon pendant plus de 50ans</text:span></text:p>
      <text:p text:style-name="P15"><text:span text:style-name="T10"/></text:p>
      <text:p text:style-name="P16"><text:span text:style-name="T10">il est aussi connu pour ouvrage : théorie générale de l'urbanisation (il fait barbarisme/crée le mot) il prétend fondé </text:span><text:span text:style-name="T28">urbanisme comme science de la ville</text:span></text:p>
      <text:p text:style-name="P17"><text:span text:style-name="T10"/></text:p>
      <text:p text:style-name="P17"><text:span text:style-name="T10">/!</text:span><text:span text:style-name="T14">\</text:span><text:span text:style-name="T10">urbanisation = mise en oeuvre pratique + effort intellectuel pour dégager des lois relatives pour aménagement des ville</text:span></text:p>
      <text:p text:style-name="P17"><text:span text:style-name="T10"/></text:p>
      <text:p text:style-name="P18"><text:span text:style-name="T10">création villes ne résultent plus de sédentarisation historique d'actions volontaires soucieuses de rationalitée et solutions trouvées ont valeurs universselles et intemporelles selon Cerdà</text:span></text:p>
      <text:p text:style-name="P18"><text:span text:style-name="T10"/></text:p>
      <text:p text:style-name="P18"><text:span text:style-name="T15">Cerdà</text:span><text:span text:style-name="T10">!</text:span><text:span text:style-name="T15">=zoning</text:span></text:p>
      <text:p text:style-name="P18"><text:span text:style-name="T10"/></text:p>
      <text:p text:style-name="P19"><text:span text:style-name="T10">zoning = fonction particulière à chaque quartiers</text:span></text:p>
      <text:p text:style-name="P19"><text:span text:style-name="T10"/></text:p>
      <text:p text:style-name="P19"><text:span text:style-name="T10"/></text:p>
      <text:p text:style-name="P19"><text:span text:style-name="T10">////////////////////</text:span></text:p>
      <text:p text:style-name="P19"><text:span text:style-name="T10"/></text:p>
      <text:p text:style-name="P20"><text:span text:style-name="T17">III.</text:span><text:span text:style-name="T10">USA</text:span></text:p>
      <text:p text:style-name="P20"><text:span text:style-name="T10"/></text:p>
      <text:p text:style-name="P21"><text:span text:style-name="T10">Chicago</text:span></text:p>
      <text:p text:style-name="P22"><text:span text:style-name="T10">municipalitée fondée en 1830 (qlq centaines d'habitants) </text:span></text:p>
      <text:p text:style-name="P22"><text:span text:style-name="T10">1890=+d'1million d'habitants (seconde ville du pays)</text:span></text:p>
      <text:p text:style-name="P22"><text:span text:style-name="T10"/></text:p>
      <text:p text:style-name="P22"><text:span text:style-name="T10">villes très vastes / aucunes murailles ne les entravent</text:span></text:p>
      <text:p text:style-name="P23"><text:span text:style-name="T10">plans en damier </text:span><text:span text:style-name="T16">+ quartier éthnique (irelandais/juif/...)</text:span></text:p>
      <text:p text:style-name="P23"><text:span text:style-name="T16"/></text:p>
      <text:p text:style-name="P24"><text:span text:style-name="T10">spécialisation progressive de l'espace urbain, les + riches quittent centre ville pour banlieux aménagés par paysagés + apparition banlieux ouvrière</text:span></text:p>
      <text:p text:style-name="P25"><text:span text:style-name="T10">c'est dans les centre villes que se dev skyscrapers</text:span></text:p>
      <text:p text:style-name="P25"><text:span text:style-name="T10"/></text:p>
      <text:p text:style-name="P25"><text:span text:style-name="T10">//////</text:span></text:p>
      <text:p text:style-name="P25"><text:span text:style-name="T10"/></text:p>
      <text:p text:style-name="P25"><text:span text:style-name="T10"/></text:p>
      <text:p text:style-name="P26"><text:span text:style-name="T10">IV.Quartiers ouvriers et cités-jardins</text:span></text:p>
      <text:p text:style-name="P26"><text:span text:style-name="T10"/></text:p>
      <text:p text:style-name="P26"><text:span text:style-name="T10">conditions de vie d'ouvriers est question très abirder / débattue au XIX°</text:span></text:p>
      <text:p text:style-name="P26"><text:span text:style-name="T10">pour raison stirctement humanitaire / politique / sociale</text:span></text:p>
      <text:p text:style-name="P26"><text:span text:style-name="T10"/></text:p>
      <text:p text:style-name="P27"><text:span text:style-name="T10">conception nouveaux modèle plus harmonique entre cadre de vie et de travail</text:span></text:p>
      <text:p text:style-name="P27"><text:span text:style-name="T10"/></text:p>
      <text:p text:style-name="P27"><text:span text:style-name="T10">ex:</text:span></text:p>
      <text:p text:style-name="P27"><text:span text:style-name="T8">phalanstère ou Village sociétaire</text:span><text:span text:style-name="T10"> de Fourier (model urbain basé sur vill</text:span><text:span text:style-name="T18">age/campagne) = utopoie</text:span></text:p>
      <text:p text:style-name="P27"><text:span text:style-name="T18"/></text:p>
      <text:p text:style-name="P28"><text:span text:style-name="T10">contrainte démo : seulement </text:span><text:span text:style-name="T18">1</text:span><text:span text:style-name="T10">620 habtiants </text:span></text:p>
      <text:p text:style-name="P28"><text:span text:style-name="T10"/></text:p>
      <text:p text:style-name="P29"><text:span text:style-name="T10">Robert Owen (entrepreneur britannique) se préoccupait bcp question sociale. En Indianna il a voulu mettre en pratique ses idées avec </text:span><text:span text:style-name="T8">New Harmonie</text:span><text:span text:style-name="T10"> (lancé en 1825/en 1829=échec)</text:span></text:p>
      <text:p text:style-name="P30"><text:span text:style-name="T10"/></text:p>
      <text:p text:style-name="P31"><text:span text:style-name="T10">à l'opposé des tentatives en campagnes =idée de cité ouvrière</text:span></text:p>
      <text:p text:style-name="P31"><text:span text:style-name="T10">ex: Le Grand-Hornu</text:span><text:span text:style-name="T19">(1822)</text:span></text:p>
      <text:p text:style-name="P32"><text:span text:style-name="T19">e</text:span><text:span text:style-name="T10">x:Mulhouse</text:span></text:p>
      <text:p text:style-name="P32"><text:soft-page-break/><text:span text:style-name="T10"/></text:p>
      <text:p text:style-name="P33"><text:span text:style-name="T10">Duc de Morny ; ville résidentielle dans environs Paris </text:span><text:span text:style-name="T20">à proximiter nouveau chemin de fer</text:span></text:p>
      <text:p text:style-name="P33"><text:span text:style-name="T20"><text:tab/></text:span><text:span text:style-name="T21">Ville du Vesinet</text:span></text:p>
      <text:p text:style-name="P33"><text:span text:style-name="T21"/></text:p>
      <text:p text:style-name="P34"><text:span text:style-name="T21">B</text:span><text:span text:style-name="T10">edfork Park : imitation anciennes maisons anglaises / inspiration falammande</text:span></text:p>
      <text:p text:style-name="P34"><text:span text:style-name="T10"/></text:p>
      <text:p text:style-name="P34"><text:span text:style-name="T10">Ebenezer Howard propose autre solution pour logement à l'ère industrielle ;</text:span></text:p>
      <text:p text:style-name="P34"><text:span text:style-name="T10"><text:tab/></text:span><text:span text:style-name="T22">la cité jardin</text:span></text:p>
      <text:p text:style-name="P34"><text:span text:style-name="T22">"</text:span><text:span text:style-name="T23">Garden Cities of Tomorrow" 1902</text:span></text:p>
      <text:p text:style-name="P34"><text:span text:style-name="T23"/></text:p>
      <text:p text:style-name="P35"><text:span text:style-name="T23">c</text:span><text:span text:style-name="T10">réation ex-nihilo </text:span><text:span text:style-name="T24">(à partir de rien) </text:span><text:span text:style-name="T10">fondé sur espace et population limité</text:span></text:p>
      <text:p text:style-name="P35"><text:span text:style-name="T10"/></text:p>
      <text:p text:style-name="P36"><text:span text:style-name="T10">sa cité jardin à 30 000 habitant / 2 400 hectars (400 hectars de ville)</text:span></text:p>
      <text:p text:style-name="P36"><text:span text:style-name="T10">plan général circulaire </text:span><text:span text:style-name="T25">à avenues radiales</text:span></text:p>
      <text:p text:style-name="P37"><text:span text:style-name="T25">i</text:span><text:span text:style-name="T10">ndustries en périphérie puis ceinture verte </text:span></text:p>
      <text:p text:style-name="P37"><text:span text:style-name="T10"/></text:p>
      <text:p text:style-name="P38"><text:span text:style-name="T10">1899 = association des citésjardins <text:tab/>; </text:span><text:span text:style-name="T26">cité de Letchworth</text:span></text:p>
      <text:p text:style-name="P38"><text:span text:style-name="T26"/></text:p>
      <text:p text:style-name="P39"><text:span text:style-name="T26">C</text:span><text:span text:style-name="T10">amille Sitte "L'art de bâtir les villes" critique la monotonie des villes du XIX°</text:span></text:p>
      <text:p text:style-name="P39"><text:span text:style-name="T10">sensible à protection du patrimoine</text:span></text:p>
      <text:p text:style-name="P39"><text:span text:style-name="T10"/></text:p>
      <text:p text:style-name="P40"><text:span text:style-name="T10">Arturo Soria y Mata propose cité linéaire au our de à coté de Madrid (500m de large 48 km de long)</text:span></text:p>
      <text:p text:style-name="P41"><text:span text:style-name="T10">ville rue avec tramway</text:span></text:p>
      <text:p text:style-name="P42"><text:span text:style-name="T10">début réalisation mais pas plus de 5km</text:span></text:p>
      <text:p text:style-name="P42"><text:span text:style-name="T10"/></text:p>
      <text:p text:style-name="P43"><text:span text:style-name="T10">1904= première revues spécialisé sur urbanisme</text:span></text:p>
      <text:p text:style-name="P43"><text:span text:style-name="T10">1910 = première congrès mondial d'urbanisme</text:span></text:p>
      <text:p text:style-name="P43"><text:span text:style-name="T10">1911 = société française des urbanistes </text:span><text:span text:style-name="T27">(Eugène Hénard est l'un des fondateur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7M18S</meta:editing-duration>
    <meta:editing-cycles>64</meta:editing-cycles>
    <meta:generator>LibreOffice/5.3.6.1$Windows_x86 LibreOffice_project/686f202eff87ef707079aeb7f485847613344eb7</meta:generator>
    <dc:date>2018-01-29T10:31:55.167000000</dc:date>
    <meta:document-statistic meta:table-count="0" meta:image-count="0" meta:object-count="0" meta:page-count="3" meta:paragraph-count="79" meta:word-count="749" meta:character-count="4991" meta:non-whitespace-character-count="4300"/>
    <meta:user-defined meta:name="Info 1"/>
    <meta:user-defined meta:name="Info 2"/>
    <meta:user-defined meta:name="Info 3"/>
    <meta:user-defined meta:name="Info 4"/>
  </office:meta>
</office:document-meta>
</file>